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PropertySet.getPrefi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PropertySet.getPack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PropertySet.initProperti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ptPropertySet.is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PropertySet.hasSet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PropertySet.AptPropertySet( AptControlInterface controlIntf , Declaration propertySet , TwoPhaseAnnotationProcessor 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ptPropertySet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ptPropertySet.getClas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PropertySet.getShor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